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Quite frankly,<text:span text:style-name="T1"> The Purple Rose of Cairo</text:span><text:span text:style-name="T2"> surprised me. I went into class tonight expecting, from the title of the film, to see some typical 50s era black-and-white movie. I could not have been more wrong. From the very onset of the film, it took twists and turns (large and small) that I, knowing nothing of the story priorly, could not have guessed – even just the fact that it was in color caught me off guard. The major twist of the movie, when the internal fourth wall was shattered as Tom steps out of the film, was by far the aspect that surprised me the most.</text:span></text:p>
      <text:p text:style-name="Standard"><text:span text:style-name="T2"/></text:p>
      <text:p text:style-name="Standard"><text:span text:style-name="T2"><text:tab/>Before Tom stepped out of the film, things were static; they were in motion and, contrarily to any guessing of mine, not in a predictable manner. One of the things that really got to me was, when things were in the poor, pre-Tom state, the husband's line: “The whiskey made me do it.” This struck me because it reminded me of times that I have hurt those around me, and it shamed me somewhat because many of my excuses are even lamer than Monk, the abusive husband's were. The husband's behavior throughout the film was disgraceful; however, in my observation, Cecelia's actions at times were also questionable (lying, dancing with adultery, etc...).</text:span></text:p>
      <text:p text:style-name="Standard"><text:span text:style-name="T2"/></text:p>
      <text:p text:style-name="Standard"><text:span text:style-name="T2"><text:tab/>Lately I have been thinking about how much of my time I spend in front of a television set. For me it has become a way to relax and to not worry about the troubles of “the real world.” The way Woody Allen presented Cecelia's desire to escape her poor reality and the embodiment of this desire in Tom's manifestation in separation from the screen is heavily related to what </text:span><text:span text:style-name="T1">I </text:span><text:span text:style-name="T2">experience in watching film. Cecelia desired love as she saw in </text:span><text:span text:style-name="T1">The Purple Rose of Cairo</text:span><text:span text:style-name="T2">,</text:span><text:span text:style-name="T1"> </text:span><text:span text:style-name="T2">I desire to be successful, to be “the hero,” so to speak.</text:span></text:p>
      <text:p text:style-name="Standard"><text:span text:style-name="T2"/></text:p>
      <text:p text:style-name="Standard"><text:span text:style-name="T2"><text:tab/>Overall, I enjoyed the movie. Tom's naivety, his raw innocence was enjoyable and humorous at times. Cecelia was a good protagonist character who I felt sad for and, in the end, happy for. As I mentioned earlier, I did not like some of her behaviors but without them she would have been another “flawless” (as he's described) Tom. Monk was truly despicable, with his implied infidelity, drunkenness, abusiveness and general negativity. Although, I disliked his behaviors I liked him in my dislike for him – he was a good antagonist and for that I greatly appreciated his charac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4T21:04:58</meta:creation-date>
    <dc:date>2013-01-14T22:06:17</dc:date>
    <meta:editing-duration>PT55M44S</meta:editing-duration>
    <meta:editing-cycles>12</meta:editing-cycles>
    <meta:generator>LibreOffice/3.5$Linux_X86_64 LibreOffice_project/350m1$Build-202</meta:generator>
    <meta:document-statistic meta:table-count="0" meta:image-count="0" meta:object-count="0" meta:page-count="1" meta:paragraph-count="4" meta:word-count="416" meta:character-count="2321" meta:non-whitespace-character-count="1905"/>
  </office:meta>
</office:document-meta>
</file>